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2" calcext:value-type="float">
            <text:p>11.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program starts up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6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1" calcext:value-type="float">
            <text:p>11.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a MFG test passes on a CT6 PCB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ool starts up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2:11:49.343819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4-21T12:17:18.603157203</dc:date>
    <meta:editing-duration>P2DT18H32M29S</meta:editing-duration>
    <meta:editing-cycles>85</meta:editing-cycles>
    <meta:generator>LibreOffice/24.2.7.2$Linux_X86_64 LibreOffice_project/420$Build-2</meta:generator>
    <meta:document-statistic meta:table-count="18" meta:cell-count="1418" meta:object-count="0"/>
  </office:meta>
</office:document-meta>
</file>